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f08" officeooo:paragraph-rsid="001bbf08"/>
    </style:style>
    <style:style style:name="P2" style:family="paragraph" style:parent-style-name="Standard">
      <style:paragraph-properties style:border-line-width-bottom="0.0047in 0.0047in 0.0047in" fo:padding="0.0291in" fo:border-left="none" fo:border-right="none" fo:border-top="none" fo:border-bottom="1.05pt double #000000" style:join-border="false"/>
      <style:text-properties officeooo:rsid="001bbf08" officeooo:paragraph-rsid="001bbf08"/>
    </style:style>
    <style:style style:name="P3" style:family="paragraph" style:parent-style-name="Standard">
      <style:paragraph-properties fo:padding="0.0291in" fo:border-left="none" fo:border-right="none" fo:border-top="none" fo:border-bottom="0.06pt solid #000000" style:join-border="false"/>
      <style:text-properties officeooo:rsid="001bbf08" officeooo:paragraph-rsid="001bbf08"/>
    </style:style>
    <style:style style:name="P4" style:family="paragraph" style:parent-style-name="Standard">
      <style:text-properties officeooo:rsid="001bbf08" officeooo:paragraph-rsid="001bbf08"/>
    </style:style>
    <style:style style:name="P5" style:family="paragraph" style:parent-style-name="Standard">
      <style:text-properties officeooo:rsid="001bcff0" officeooo:paragraph-rsid="001bcff0"/>
    </style:style>
    <style:style style:name="P6" style:family="paragraph" style:parent-style-name="Standard">
      <style:paragraph-properties fo:padding="0.0291in" fo:border-left="none" fo:border-right="none" fo:border-top="none" fo:border-bottom="0.06pt solid #000000" style:join-border="false"/>
      <style:text-properties officeooo:rsid="001bbf08" officeooo:paragraph-rsid="001bbf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icky notes</text:p>
      <text:p text:style-name="P2"/>
      <text:p text:style-name="P1"/>
      <text:p text:style-name="P1">Guttu</text:p>
      <text:p text:style-name="P1">======</text:p>
      <text:p text:style-name="P1">calendars: C0c0nut!</text:p>
      <text:p text:style-name="P1">Commons2: Wat4rm5lon!</text:p>
      <text:p text:style-name="P1"/>
      <text:p text:style-name="P1">Rails(SIB): </text:p>
      <text:p text:style-name="P1">MYSQL: SIB</text:p>
      <text:p text:style-name="P1">&gt;mysql -u root -p sib_production</text:p>
      <text:p text:style-name="P1">Pass: Pine4pple!</text:p>
      <text:p text:style-name="P1"/>
      <text:p text:style-name="P1"/>
      <text:p text:style-name="P1">Rails(MCB-Grappelli): </text:p>
      <text:p text:style-name="P1">user: mcbweb</text:p>
      <text:p text:style-name="P1">&gt;mysql -u root -p mcb_production</text:p>
      <text:p text:style-name="P1">Pass: b0ttl3</text:p>
      <text:p text:style-name="P1"/>
      <text:p text:style-name="P1"/>
      <text:p text:style-name="P1">DEV.SIB</text:p>
      <text:p text:style-name="P1">========</text:p>
      <text:p text:style-name="P1"><text:s/>username: sib</text:p>
      <text:p text:style-name="P1"><text:s text:c="2"/>password: 35HbdxEtvqvX</text:p>
      <text:p text:style-name="P1"/>
      <text:p text:style-name="P1"/>
      <text:p text:style-name="P3"/>
      <text:p text:style-name="P1"/>
      <text:p text:style-name="P1"/>
      <text:p text:style-name="P1"/>
      <text:p text:style-name="P1">MYSQL:</text:p>
      <text:p text:style-name="P1"/>
      <text:p text:style-name="P1">Rails(SIB): </text:p>
      <text:p text:style-name="P1">MYSQL: SIB</text:p>
      <text:p text:style-name="P1">&gt;mysql -u root -p sib_production</text:p>
      <text:p text:style-name="P1">Pass: Pine4pple!</text:p>
      <text:p text:style-name="P1"/>
      <text:p text:style-name="P1">DEV.SIB</text:p>
      <text:p text:style-name="P1">========</text:p>
      <text:p text:style-name="P1"><text:s/>username: sib</text:p>
      <text:p text:style-name="P1"><text:s text:c="2"/>password: 35HbdxEtvqvX</text:p>
      <text:p text:style-name="P1"/>
      <text:p text:style-name="P1"/>
      <text:p text:style-name="P1"/>
      <text:p text:style-name="P1">Rails(MCB-Grappelli): </text:p>
      <text:p text:style-name="P1">user: mcbweb</text:p>
      <text:p text:style-name="P1">&gt;rails db</text:p>
      <text:p text:style-name="P1">Pass: b0ttl3</text:p>
      <text:p text:style-name="P1"><text:soft-page-break/></text:p>
      <text:p text:style-name="P1">============================</text:p>
      <text:p text:style-name="P1">&gt;SHOW databases;</text:p>
      <text:p text:style-name="P1">&gt;use database_name;</text:p>
      <text:p text:style-name="P1">&gt;describe table_name;</text:p>
      <text:p text:style-name="P1"/>
      <text:p text:style-name="P1"/>
      <text:p text:style-name="P3"/>
      <text:p text:style-name="P1"/>
      <text:p text:style-name="P1">Restart RAILS server</text:p>
      <text:p text:style-name="P1">===================</text:p>
      <text:p text:style-name="P1">&gt; sudo bash</text:p>
      <text:p text:style-name="P1">&gt; apache2ctl restart</text:p>
      <text:p text:style-name="P1"/>
      <text:p text:style-name="P1"/>
      <text:p text:style-name="P3"/>
      <text:p text:style-name="P1"/>
      <text:p text:style-name="P1">Unix commands</text:p>
      <text:p text:style-name="P1">=============</text:p>
      <text:p text:style-name="P1">free<text:tab/><text:tab/><text:tab/><text:tab/><text:tab/><text:tab/><text:tab/>: <text:tab/>free, total, swap memory info in bytes</text:p>
      <text:p text:style-name="P1">history<text:tab/><text:tab/><text:tab/><text:tab/><text:tab/><text:tab/>: <text:tab/>history of commands and then select the number like this: <text:s/>!x</text:p>
      <text:p text:style-name="P1">clear<text:tab/><text:tab/><text:tab/><text:tab/><text:tab/><text:tab/><text:tab/>:<text:tab/>Clear screen</text:p>
      <text:p text:style-name="P1">pwd<text:tab/><text:tab/><text:tab/><text:tab/><text:tab/><text:tab/><text:tab/>:<text:tab/>current directory path</text:p>
      <text:p text:style-name="P1">vmstat<text:tab/><text:tab/><text:tab/><text:tab/><text:tab/><text:tab/>: <text:tab/>RAM Size</text:p>
      <text:p text:style-name="P1">ls -l<text:tab/><text:tab/><text:tab/><text:tab/><text:tab/><text:tab/><text:tab/>: <text:tab/>list all files and directories with details</text:p>
      <text:p text:style-name="P1">ls -a<text:tab/><text:tab/><text:tab/><text:tab/><text:tab/><text:tab/><text:tab/>: <text:tab/>list all files along with the ones that start with a dot(period)</text:p>
      <text:p text:style-name="P1">top<text:tab/><text:tab/><text:tab/><text:tab/><text:tab/><text:tab/><text:tab/>:<text:tab/>to view the processor activity</text:p>
      <text:p text:style-name="P1">ps<text:tab/><text:tab/><text:tab/><text:tab/><text:tab/><text:tab/><text:tab/><text:tab/>:<text:tab/>list all current processes running in the system</text:p>
      <text:p text:style-name="P1">getent group group_name<text:tab/>: <text:tab/>List all the users in a group</text:p>
      <text:p text:style-name="P1">------------------------------------------------------------------------------------------------------------------------------------------------------------------------------------------------------------------------------------</text:p>
      <text:p text:style-name="P1">To paste<text:tab/>:<text:tab/>mouse middle click or ctrl+shift+v</text:p>
      <text:p text:style-name="P1">tab<text:tab/><text:tab/>: <text:tab/>auto complete</text:p>
      <text:p text:style-name="P1">Ctrl+A<text:tab/><text:tab/>: <text:tab/>move to start of line</text:p>
      <text:p text:style-name="P1">Ctrl+E<text:tab/><text:tab/>: <text:tab/>move to end of line</text:p>
      <text:p text:style-name="P1">Ctrl+B<text:tab/><text:tab/>: <text:tab/>moves to the beginning of the previous or current word</text:p>
      <text:p text:style-name="P1">Ctrl+K<text:tab/><text:tab/>: <text:tab/>deletes from current position to end of line</text:p>
      <text:p text:style-name="P1">Ctrl+U<text:tab/><text:tab/>: <text:tab/>deletes from start of line to current cursor position</text:p>
      <text:p text:style-name="P1">Ctrl+Z<text:tab/><text:tab/>:<text:tab/>cancel command</text:p>
      <text:p text:style-name="P1">--------------------------------------------------------------------------------------------------------------------------------------------------------------------------------------------------------------------------------</text:p>
      <text:p text:style-name="P1">mkdir<text:tab/><text:tab/><text:tab/><text:tab/><text:tab/><text:tab/><text:tab/>: <text:tab/>create new directory</text:p>
      <text:p text:style-name="P1">rm -r file_name<text:tab/><text:tab/><text:tab/><text:tab/>:<text:tab/>delete a directory and its contents</text:p>
      <text:p text:style-name="P1">cp file_A file_B <text:tab/><text:tab/><text:tab/><text:tab/>:<text:tab/>copy file A to file B</text:p>
      <text:p text:style-name="P1">mv file_A file_B<text:tab/><text:tab/><text:tab/><text:tab/>:<text:tab/>move/rename file A to file B</text:p>
      <text:p text:style-name="P1"><text:soft-page-break/></text:p>
      <text:p text:style-name="P1">------------------------------------------------------------------------------------------------------------------------------------------------------------------------------------------------------------------------------------</text:p>
      <text:p text:style-name="P1">groups<text:tab/><text:tab/><text:tab/><text:tab/><text:tab/><text:tab/>:<text:tab/>see what group a given user is in</text:p>
      <text:p text:style-name="P1">groups user_name<text:tab/><text:tab/><text:tab/>:<text:tab/>see what group a particular user is in</text:p>
      <text:p text:style-name="P1">getent group group_name<text:tab/>: <text:tab/>see other people who are in a group</text:p>
      <text:p text:style-name="P1">------------------------------------------------------------------------------------------------------------------------------------------------------------------------------------------------------------------------------------</text:p>
      <text:p text:style-name="P1">GREP COMMAND</text:p>
      <text:p text:style-name="P1">===============</text:p>
      <text:p text:style-name="P1">history | grep -i http <text:tab/><text:tab/><text:tab/><text:tab/><text:tab/>: <text:tab/>shows history of all commands having the word http in it</text:p>
      <text:p text:style-name="P1">grep -i link *<text:tab/><text:tab/><text:tab/><text:tab/><text:tab/><text:tab/><text:tab/>:<text:tab/>search for work link in the whole directory. -i means case insensitive.</text:p>
      <text:p text:style-name="P1">grep -i "createcollapselink" npop*<text:tab/>:<text:tab/>search for work link in the files that start with npop. -i means case insensitive.</text:p>
      <text:p text:style-name="P1">grep link *.js<text:tab/><text:tab/><text:tab/><text:tab/><text:tab/><text:tab/><text:tab/>: <text:tab/>search for work 'link' in all .js files</text:p>
      <text:p text:style-name="P1">grep "link" index.html<text:tab/><text:tab/><text:tab/><text:tab/>:<text:tab/>search for word 'link' in file index.html</text:p>
      <text:p text:style-name="P1">grep "link" npop*<text:tab/><text:tab/><text:tab/><text:tab/><text:tab/><text:tab/>:<text:tab/>search for word 'link' in all files that start with 'npop'</text:p>
      <text:p text:style-name="P1">grep -iw "create" *<text:tab/><text:tab/><text:tab/><text:tab/><text:tab/>:<text:tab/>search case insensitive for ONLY the whole word 'create'. w means entire word match.</text:p>
      <text:p text:style-name="P1">grep -r link<text:tab/><text:tab/><text:tab/><text:tab/><text:tab/><text:tab/><text:tab/>:<text:tab/>search for word link in the whole directory and subdirectories. r=recursive</text:p>
      <text:p text:style-name="P1">grep -l link *<text:tab/><text:tab/><text:tab/><text:tab/><text:tab/><text:tab/><text:tab/>:<text:tab/>show only the file names that have the word 'link' in it.</text:p>
      <text:p text:style-name="P1">grep -il link *<text:tab/><text:tab/><text:tab/><text:tab/><text:tab/><text:tab/><text:tab/>:<text:tab/>show only the file names that have the word 'link' in it and case insensitive.</text:p>
      <text:p text:style-name="P1"><text:s/></text:p>
      <text:p text:style-name="P1">------------------------------------------------------------------------------------------------------------------------------------------------------------------------------------------------------------------------------------</text:p>
      <text:p text:style-name="P1">TAR COMMANDS</text:p>
      <text:p text:style-name="P1">==============</text:p>
      <text:p text:style-name="P1">tar -cvf test.tar /home/admin/Documents/test<text:tab/>: <text:tab/>Create a zip/tar file of a folder called 'test' inside Documents folder</text:p>
      <text:p text:style-name="P1"><text:tab/><text:tab/><text:tab/><text:tab/><text:tab/><text:tab/><text:tab/><text:tab/><text:tab/><text:tab/><text:tab/><text:tab/><text:tab/><text:tab/><text:tab/>c=create new .tar file;<text:tab/>v=verbosely show progess;<text:tab/>f=file name type of archive file</text:p>
      <text:p text:style-name="P1">tar -xvf test.tar<text:tab/><text:tab/><text:tab/><text:tab/><text:tab/><text:tab/><text:tab/><text:tab/><text:tab/><text:tab/>:<text:tab/>Untar a .tar file (x = extract)</text:p>
      <text:p text:style-name="P1"/>
      <text:p text:style-name="P1"/>
      <text:p text:style-name="P1">tar -cvzf test.tgz /home/admin/Documents/test<text:tab/>: <text:tab/>Create a zip/tar file of a folder called 'test' inside Documents folder</text:p>
      <text:p text:style-name="P1">tar -xvf test.tz<text:tab/><text:tab/><text:tab/><text:tab/><text:tab/><text:tab/><text:tab/><text:tab/><text:tab/><text:tab/>:<text:tab/>Untar a .tz file (x = extract)</text:p>
      <text:p text:style-name="P1"><text:tab/><text:tab/><text:tab/><text:tab/><text:tab/><text:tab/><text:tab/><text:tab/><text:tab/><text:tab/><text:tab/><text:tab/><text:tab/><text:tab/><text:tab/></text:p>
      <text:p text:style-name="P1">-----------------------------------------------------------------------------------------------------------------------------------------------------------------------------------------------------------------------------------</text:p>
      <text:p text:style-name="P1">CHMOD command (Change Permissions)</text:p>
      <text:p text:style-name="P1"><text:soft-page-break/>==================================</text:p>
      <text:p text:style-name="P1"><text:s/>chmod g+w Spring_2015<text:tab/><text:tab/><text:tab/><text:tab/>: Give write permission to a 'Group' to a folder called Spring_2015</text:p>
      <text:p text:style-name="P1"><text:s/>chmod o+w Spring_2015<text:tab/><text:tab/><text:tab/><text:tab/>: Give write permission to 'Others' to a folder called Spring_2015</text:p>
      <text:p text:style-name="P1"/>
      <text:p text:style-name="P1">(you can combine the above two to look like this)</text:p>
      <text:p text:style-name="P1">chmod go+w Spring_2015<text:tab/><text:tab/><text:tab/>: Give write permission to 'Group' &amp; 'Others' to a folder called Spring_2015</text:p>
      <text:p text:style-name="P1">chmod ugo+rw Spring_2015<text:tab/><text:tab/><text:tab/>: Give Read/Write access to 'User', Group' and 'Others'.</text:p>
      <text:p text:style-name="P1">-----------------------------------------------------------------------------------------------------------------------------------------------------------------------------------------------------------------------------------</text:p>
      <text:p text:style-name="P1">CHOWN command (Change ownership)</text:p>
      <text:p text:style-name="P1">================================</text:p>
      <text:p text:style-name="P1">sudo chown -R bethany /DATA/SHARE<text:tab/>: Change ownership on the /Data/Share folder to Bethany and -R says, do it to all files and subfolders inside.</text:p>
      <text:p text:style-name="P1">-----------------------------------------------------------------------------------------------------------------------------------------------------------------------------------------------------------------------------------</text:p>
      <text:p text:style-name="P1">FIND Command</text:p>
      <text:p text:style-name="P1">==============</text:p>
      <text:p text:style-name="P1">find . -iname *pop*<text:tab/><text:tab/>:<text:tab/>Looks for all files </text:p>
      <text:p text:style-name="P1"/>
      <text:p text:style-name="P1">-----------------------------------------------------------------------------------------------------------------------------------------------------------------------------------------------------------------------------------</text:p>
      <text:p text:style-name="P1">Copy file from Local machine to Server</text:p>
      <text:p text:style-name="P1">===================================</text:p>
      <text:p text:style-name="P1"/>
      <text:p text:style-name="P1">scp /home/admin/Pictures/YHali.jpg ashwini@hagen:/usr/local/rails/ashwini/app/assets/images</text:p>
      <text:p text:style-name="P1"/>
      <text:p text:style-name="P1"/>
      <text:p text:style-name="P1">scp calendar_events.sql ashwini@hagen:/usr/local/rails/dev.sib</text:p>
      <text:p text:style-name="P1"/>
      <text:p text:style-name="P1"/>
      <text:p text:style-name="P1"/>
      <text:p text:style-name="P1"/>
      <text:p text:style-name="P1"/>
      <text:p text:style-name="P1"/>
      <text:p text:style-name="P1"/>
      <text:p text:style-name="P3"/>
      <text:p text:style-name="P1"/>
      <text:p text:style-name="P1"/>
      <text:p text:style-name="P1">Export table from one server and import it in another:</text:p>
      <text:p text:style-name="P1">============================================</text:p>
      <text:p text:style-name="P1">Source: </text:p>
      <text:p text:style-name="P1">-------------</text:p>
      <text:p text:style-name="P1">Server: Grapppelli </text:p>
      <text:p text:style-name="P1">database: mcb_production</text:p>
      <text:p text:style-name="P1">user:mcbweb</text:p>
      <text:p text:style-name="P1">table to export: calendar_events</text:p>
      <text:p text:style-name="P1"><text:soft-page-break/></text:p>
      <text:p text:style-name="P1">Destination:</text:p>
      <text:p text:style-name="P1">-----------------</text:p>
      <text:p text:style-name="P1">Server: Hagen</text:p>
      <text:p text:style-name="P1">DB: sib_development</text:p>
      <text:p text:style-name="P1"/>
      <text:p text:style-name="P1">root@grappelli: </text:p>
      <text:p text:style-name="P1">&gt; cd /usr/local/rails/mcb</text:p>
      <text:p text:style-name="P1">&gt; mysqldump -u mcbweb -p mcb_production calendar_events &gt; calendar_events.sql</text:p>
      <text:p text:style-name="P1">&gt; scp calendar_events.sql ashwini@hagen:/usr/local/rails/dev.sib</text:p>
      <text:p text:style-name="P1"/>
      <text:p text:style-name="P1">root@hagen:</text:p>
      <text:p text:style-name="P1">&gt; rails db</text:p>
      <text:p text:style-name="P1">&gt; Password: 35HbdxEtvqvX</text:p>
      <text:p text:style-name="P1">&gt; show databases;</text:p>
      <text:p text:style-name="P1">&gt; use sib_development;</text:p>
      <text:p text:style-name="P1">&gt; source calendar_events.sql</text:p>
      <text:p text:style-name="P1">&gt; show tables</text:p>
      <text:p text:style-name="P1">&gt; select * from calendar_events</text:p>
      <text:p text:style-name="P1"/>
      <text:p text:style-name="P1">-----------------------------</text:p>
      <text:p text:style-name="P1">SERVERS</text:p>
      <text:p text:style-name="P1">========</text:p>
      <text:p text:style-name="P1">Start the http server:</text:p>
      <text:p text:style-name="P1">----------------------------------</text:p>
      <text:p text:style-name="P1">&gt;python -m SimpleHTTPServer 8000</text:p>
      <text:p text:style-name="P1">====================================</text:p>
      <text:p text:style-name="P1">BRAXTON - Mail Server</text:p>
      <text:p text:style-name="P1">&gt;ssh ashwini@braxton</text:p>
      <text:p text:style-name="P1">================================</text:p>
      <text:p text:style-name="P1">GRAPPELLI - Web Server</text:p>
      <text:p text:style-name="P1">&gt;ssh ashwini@grappelli</text:p>
      <text:p text:style-name="P1"/>
      <text:p text:style-name="P1">Make sure you are in root directory</text:p>
      <text:p text:style-name="P1">&gt; cd ../..</text:p>
      <text:p text:style-name="P1"/>
      <text:p text:style-name="P1">Wordpress:</text:p>
      <text:p text:style-name="P1">&gt; cd usr/local/wordpress</text:p>
      <text:p text:style-name="P1">&gt; cd wordpres/wp-content</text:p>
      <text:p text:style-name="P1"/>
      <text:p text:style-name="P1">Rails: </text:p>
      <text:p text:style-name="P1">&gt; cd usr/local/rails</text:p>
      <text:p text:style-name="P1">=====================================</text:p>
      <text:p text:style-name="P1">Check users for a group on Grappelli</text:p>
      <text:p text:style-name="P1">------------------------------------------------------------</text:p>
      <text:p text:style-name="P1">&gt;ssh ashwini@grappelli</text:p>
      <text:p text:style-name="P1">&gt; cd ../..</text:p>
      <text:p text:style-name="P1">&gt; gvim /etc/group</text:p>
      <text:p text:style-name="P1">=====================================</text:p>
      <text:p text:style-name="P1"><text:soft-page-break/>HAGEN - Development Server</text:p>
      <text:p text:style-name="P1"/>
      <text:p text:style-name="P1">&gt;ssh ashwini@hagen.life.illinois.edu</text:p>
      <text:p text:style-name="P1">&gt;cd ../..</text:p>
      <text:p text:style-name="P1">&gt;cd rails/dev.sib</text:p>
      <text:p text:style-name="P1">=====================================</text:p>
      <text:p text:style-name="P1">COMMONS2 - Shared folders</text:p>
      <text:p text:style-name="P1"/>
      <text:p text:style-name="P1">&gt; ssh ashwini@commons2</text:p>
      <text:p text:style-name="P1">&gt; sudo bash</text:p>
      <text:p text:style-name="P1">&gt; cd /commons2</text:p>
      <text:p text:style-name="P1">&gt;cd /mnt/s30/onit/documentation</text:p>
      <text:p text:style-name="P1">&gt; gvim hemipteroid</text:p>
      <text:p text:style-name="P1"/>
      <text:p text:style-name="P1">=====================================</text:p>
      <text:p text:style-name="P1">RETROSPECT</text:p>
      <text:p text:style-name="P1"/>
      <text:p text:style-name="P1">Open a new terminal window. Connect to any of the Retrospect server (Jarman or Pele) using GvncViewer command.</text:p>
      <text:p text:style-name="P1"/>
      <text:p text:style-name="P1">&gt;gvncviewer pele <text:tab/><text:tab/>(or)</text:p>
      <text:p text:style-name="P1">&gt;gvncviewer jarman</text:p>
      <text:p text:style-name="P1">=====================================</text:p>
      <text:p text:style-name="P1"/>
      <text:p text:style-name="P1"/>
      <text:p text:style-name="P1"/>
      <text:p text:style-name="P1"/>
      <text:p text:style-name="P1"/>
      <text:p text:style-name="P1">-----------------</text:p>
      <text:p text:style-name="P1">GVIM:</text:p>
      <text:p text:style-name="P1">=======</text:p>
      <text:p text:style-name="P1">edit/insert:<text:tab/><text:tab/>Esc+I</text:p>
      <text:p text:style-name="P1">quit:<text:tab/><text:tab/><text:tab/><text:tab/>:q</text:p>
      <text:p text:style-name="P1">quit and save:<text:tab/><text:tab/>:wq</text:p>
      <text:p text:style-name="P1">search: <text:tab/><text:tab/><text:tab/>/</text:p>
      <text:p text:style-name="P1">next word in search: <text:tab/>n</text:p>
      <text:p text:style-name="P1"/>
      <text:p text:style-name="P1">Select: Esc+v</text:p>
      <text:p text:style-name="P1">Copy: y</text:p>
      <text:p text:style-name="P1">Paste: p</text:p>
      <text:p text:style-name="P1">Delete: d</text:p>
      <text:p text:style-name="P1"/>
      <text:p text:style-name="P1"/>
      <text:p text:style-name="P1">Check start and close tags:</text:p>
      <text:p text:style-name="P1">Esc+v+a+t</text:p>
      <text:p text:style-name="P1"/>
      <text:p text:style-name="P1">----------------</text:p>
      <text:p text:style-name="P1">MCB Course page update</text:p>
      <text:p text:style-name="P1">====================</text:p>
      <text:p text:style-name="P1"><text:soft-page-break/>on Grapelli</text:p>
      <text:p text:style-name="P1">cd usr/local/rails/mcb</text:p>
      <text:p text:style-name="P1">./import_course_xml.rb</text:p>
      <text:p text:style-name="P1">Touch /rails/mcb/tmp/restart.txt</text:p>
      <text:p text:style-name="P1"/>
      <text:p text:style-name="P1">--------------------------</text:p>
      <text:p text:style-name="P1">Get Machine Physical address</text:p>
      <text:p text:style-name="P1">-------------------------------------------------</text:p>
      <text:p text:style-name="P1">Make sure you connect the network cable to the computer before you start...</text:p>
      <text:p text:style-name="P1"/>
      <text:p text:style-name="P1">Windows: </text:p>
      <text:p text:style-name="P1">Run&gt; cmd&gt; getmac</text:p>
      <text:p text:style-name="P1">or Run&gt;cmd&gt;ipconfig/all</text:p>
      <text:p text:style-name="P1"/>
      <text:p text:style-name="P1">Unix:</text:p>
      <text:p text:style-name="P1">Search Terminal</text:p>
      <text:p text:style-name="P1">Run &gt;ifconfig</text:p>
      <text:p text:style-name="P1">Look for HWaddr</text:p>
      <text:p text:style-name="P1"/>
      <text:p text:style-name="P1">Mac:</text:p>
      <text:p text:style-name="P1">(Ask Mac users to get a thunderbolt connector. We cannot use ours)</text:p>
      <text:p text:style-name="P1">Click on Apple (top left corner)</text:p>
      <text:p text:style-name="P1">System preferences&gt; Network</text:p>
      <text:p text:style-name="P1">Select Ethernet and then click Advanced</text:p>
      <text:p text:style-name="P1">Go to tab: Hardware</text:p>
      <text:p text:style-name="P1">Get the MAC Address.</text:p>
      <text:p text:style-name="P1">======================================</text:p>
      <text:p text:style-name="P1">System version: </text:p>
      <text:p text:style-name="P1"/>
      <text:p text:style-name="P1">Mac: </text:p>
      <text:p text:style-name="P1">Apple&gt;About this Mac</text:p>
      <text:p text:style-name="P1"/>
      <text:p text:style-name="P1">Unix: </text:p>
      <text:p text:style-name="P1">System Settings&gt; Details</text:p>
      <text:p text:style-name="P1">(or)</text:p>
      <text:p text:style-name="P1">$ uname -a</text:p>
      <text:p text:style-name="P1"/>
      <text:p text:style-name="P1">Windows:</text:p>
      <text:p text:style-name="P1">$ msinfo32</text:p>
      <text:p text:style-name="P1"/>
      <text:p text:style-name="P1">==========================</text:p>
      <text:p text:style-name="P1">Go to Braxton:</text:p>
      <text:p text:style-name="P1"><text:tab/>&gt; sudo udns</text:p>
      <text:p text:style-name="P1"/>
      <text:p text:style-name="P1"/>
      <text:p text:style-name="P1">----------------------</text:p>
      <text:p text:style-name="P1">Terms</text:p>
      <text:p text:style-name="P1">=====</text:p>
      <text:p text:style-name="P1">DVI cable (white connector) - Digital Video Interface: Used to connect monitor to PC</text:p>
      <text:p text:style-name="P1"><text:soft-page-break/></text:p>
      <text:p text:style-name="P1">VGA cable (blue connector) - Video Graphics array: Also used with the monitor</text:p>
      <text:p text:style-name="P1"/>
      <text:p text:style-name="P1">eSATA: External Serial Advanced Technology Attachment - It is a card <text:tab/>that has ports that look like USB ports bu slightly thinner.</text:p>
      <text:p text:style-name="P1"/>
      <text:p text:style-name="P1"/>
      <text:p text:style-name="P1">------------------------</text:p>
      <text:p text:style-name="P1">PATHS</text:p>
      <text:p text:style-name="P1">=======</text:p>
      <text:p text:style-name="P1">Commons: Ubuntu&gt; Search&gt; \\commons2</text:p>
      <text:p text:style-name="P1"><text:tab/><text:tab/><text:tab/><text:a xlink:type="simple" xlink:href="smb://commons2/onit/" text:style-name="Internet_20_link" text:visited-style-name="Visited_20_Internet_20_Link">\\commons2\onit\</text:a></text:p>
      <text:p text:style-name="P1"/>
      <text:p text:style-name="P3"/>
      <text:p text:style-name="P1"/>
      <text:p text:style-name="P1">SIB site features</text:p>
      <text:p text:style-name="P1">==============</text:p>
      <text:p text:style-name="P1">Home page: As of 28-Apr-2015</text:p>
      <text:p text:style-name="P1">--------------------------------------------------</text:p>
      <text:p text:style-name="P1">1. Super menu bar - full page width</text:p>
      <text:p text:style-name="P1"/>
      <text:p text:style-name="P1">2. News slider below the supermenu, loading news from database</text:p>
      <text:p text:style-name="P1"/>
      <text:p text:style-name="P1">3. Calendar events, from DB, showing in 4 column panel format</text:p>
      <text:p text:style-name="P1"/>
      <text:p text:style-name="P1">4. SIB logo show and lock on nab bar on scroll down and hide on scroll up</text:p>
      <text:p text:style-name="P1"/>
      <text:p text:style-name="P1">5. Lock Nav bar on top of page upon scroll down</text:p>
      <text:p text:style-name="P1"/>
      <text:p text:style-name="P1">6. First item (&lt;li&gt; element) in the menu bar has left padding on page load. This needs to be removed when the SIB logo appears on the menu bar. Also, it needs to be added back when the logo dissapears from the menu bar. This is handled using Jquery in navrbar.js file</text:p>
      <text:p text:style-name="P1"/>
      <text:p text:style-name="P1"/>
      <text:p text:style-name="P3"/>
      <text:p text:style-name="P1"/>
      <text:p text:style-name="P1"/>
      <text:p text:style-name="P5">Routine System Update</text:p>
      <text:p text:style-name="P5">===================</text:p>
      <text:p text:style-name="P5">&gt;aptitude update &amp;&amp; aptitude full-ugrade</text:p>
      <text:p text:style-name="P5"/>
      <text:p text:style-name="P5">&amp;&amp; indicates 'if and only if'. The upgade will only be done if any updates are available.</text:p>
      <text:p text:style-name="P5"/>
      <text:p text:style-name="P5">Install Python package</text:p>
      <text:p text:style-name="P5">==================</text:p>
      <text:p text:style-name="P5">&gt;pip3 install SimpleHTTPServ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3:02.928777162</meta:creation-date>
    <dc:date>2015-04-29T08:18:02.770511684</dc:date>
    <meta:editing-duration>PT4M35S</meta:editing-duration>
    <meta:editing-cycles>2</meta:editing-cycles>
    <meta:generator>LibreOffice/4.3.7.2$Linux_X86_64 LibreOffice_project/430m0$Build-2</meta:generator>
    <meta:document-statistic meta:table-count="0" meta:image-count="0" meta:object-count="0" meta:page-count="8" meta:paragraph-count="259" meta:word-count="1212" meta:character-count="10313" meta:non-whitespace-character-count="9112"/>
  </office:meta>
</office:document-meta>
</file>